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row table:style-name="ro1">
          <table:table-cell table:style-name="ce1" office:value-type="string" calcext:value-type="string">
            <text:p>Sensor</text:p>
          </table:table-cell>
          <table:table-cell table:style-name="ce1" office:value-type="string" calcext:value-type="string">
            <text:p>Elevation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1OBS" xlink:type="simple">01OBS</text:a></text:p>
          </table:table-cell>
          <table:table-cell office:value-type="float" office:value="7657" calcext:value-type="float">
            <text:p>7657</text:p>
          </table:table-cell>
          <table:table-cell office:value-type="string" calcext:value-type="string">
            <text:p>Observatory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2FAI" xlink:type="simple">02FAI</text:a></text:p>
          </table:table-cell>
          <table:table-cell office:value-type="float" office:value="7687" calcext:value-type="float">
            <text:p>7687</text:p>
          </table:table-cell>
          <table:table-cell office:value-type="string" calcext:value-type="string">
            <text:p>Fairground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3IBA" xlink:type="simple">03IBA</text:a></text:p>
          </table:table-cell>
          <table:table-cell office:value-type="float" office:value="7680" calcext:value-type="float">
            <text:p>7680</text:p>
          </table:table-cell>
          <table:table-cell office:value-type="string" calcext:value-type="string">
            <text:p>I-Bar Ranch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04MIB" xlink:type="simple">04MIB</text:a></text:p>
          </table:table-cell>
          <table:table-cell office:value-type="float" office:value="8449" calcext:value-type="float">
            <text:p>8449</text:p>
          </table:table-cell>
          <table:table-cell office:value-type="string" calcext:value-type="string">
            <text:p>Upper Mill Creek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5VAN" xlink:type="simple">05VAN</text:a></text:p>
          </table:table-cell>
          <table:table-cell office:value-type="float" office:value="7709" calcext:value-type="float">
            <text:p>7709</text:p>
          </table:table-cell>
          <table:table-cell office:value-type="string" calcext:value-type="string">
            <text:p>Van Tuyl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6MYS" xlink:type="simple">06MYS</text:a></text:p>
          </table:table-cell>
          <table:table-cell office:value-type="float" office:value="7777" calcext:value-type="float">
            <text:p>7777</text:p>
          </table:table-cell>
          <table:table-cell office:value-type="string" calcext:value-type="string">
            <text:p>Mystery Lane</text:p>
          </table:table-cell>
        </table:table-row>
        <table:table-row table:style-name="ro3">
          <table:table-cell office:value-type="string" calcext:value-type="string">
            <text:p><text:a xlink:href="https://www.gunnisoncoldpooling.net/sensorInfo.php?sensor=07PAR" xlink:type="simple">07PAR</text:a></text:p>
          </table:table-cell>
          <table:table-cell office:value-type="float" office:value="7717" calcext:value-type="float">
            <text:p>7717</text:p>
          </table:table-cell>
          <table:table-cell office:value-type="string" calcext:value-type="string">
            <text:p>Parker Pastures/Van Tuyl Trail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08CHI" xlink:type="simple">08CHI</text:a></text:p>
          </table:table-cell>
          <table:table-cell office:value-type="float" office:value="7764" calcext:value-type="float">
            <text:p>7764</text:p>
          </table:table-cell>
          <table:table-cell office:value-type="string" calcext:value-type="string">
            <text:p>Chinook Trail</text:p>
          </table:table-cell>
        </table:table-row>
        <table:table-row table:style-name="ro3">
          <table:table-cell office:value-type="string" calcext:value-type="string">
            <text:p><text:a xlink:href="https://www.gunnisoncoldpooling.net/sensorInfo.php?sensor=09MIC" xlink:type="simple">09MIC</text:a></text:p>
          </table:table-cell>
          <table:table-cell office:value-type="float" office:value="8454" calcext:value-type="float">
            <text:p>8454</text:p>
          </table:table-cell>
          <table:table-cell office:value-type="string" calcext:value-type="string">
            <text:p>Mill Creek, Coal Mine Road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10NEM" xlink:type="simple">10NEM</text:a></text:p>
          </table:table-cell>
          <table:table-cell office:value-type="float" office:value="7795" calcext:value-type="float">
            <text:p>7795</text:p>
          </table:table-cell>
          <table:table-cell office:value-type="string" calcext:value-type="string">
            <text:p>North Elk Meadow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11MAG" xlink:type="simple">11MAG</text:a></text:p>
          </table:table-cell>
          <table:table-cell office:value-type="float" office:value="7897" calcext:value-type="float">
            <text:p>7897</text:p>
          </table:table-cell>
          <table:table-cell office:value-type="string" calcext:value-type="string">
            <text:p>Maggie Gulch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12FAV" xlink:type="simple">12FAV</text:a></text:p>
          </table:table-cell>
          <table:table-cell office:value-type="float" office:value="8012" calcext:value-type="float">
            <text:p>8012</text:p>
          </table:table-cell>
          <table:table-cell office:value-type="string" calcext:value-type="string">
            <text:p>Fairview School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13EAG" xlink:type="simple">13EAG</text:a></text:p>
          </table:table-cell>
          <table:table-cell office:value-type="float" office:value="8106" calcext:value-type="float">
            <text:p>8106</text:p>
          </table:table-cell>
          <table:table-cell office:value-type="string" calcext:value-type="string">
            <text:p>Eagle Creek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14MIA" xlink:type="simple">14MIA</text:a></text:p>
          </table:table-cell>
          <table:table-cell office:value-type="float" office:value="8243" calcext:value-type="float">
            <text:p>8243</text:p>
          </table:table-cell>
          <table:table-cell office:value-type="string" calcext:value-type="string">
            <text:p>Lower Mill Creek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15CAS" xlink:type="simple">15CAS</text:a></text:p>
          </table:table-cell>
          <table:table-cell office:value-type="float" office:value="8413" calcext:value-type="float">
            <text:p>8413</text:p>
          </table:table-cell>
          <table:table-cell office:value-type="string" calcext:value-type="string">
            <text:p>Castleton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16BAL" xlink:type="simple">16BAL</text:a></text:p>
          </table:table-cell>
          <table:table-cell office:value-type="float" office:value="8578" calcext:value-type="float">
            <text:p>8578</text:p>
          </table:table-cell>
          <table:table-cell office:value-type="string" calcext:value-type="string">
            <text:p>Baldwin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17WIL" xlink:type="simple">17WIL</text:a></text:p>
          </table:table-cell>
          <table:table-cell office:value-type="float" office:value="8706" calcext:value-type="float">
            <text:p>8706</text:p>
          </table:table-cell>
          <table:table-cell office:value-type="string" calcext:value-type="string">
            <text:p>Wilderness Stream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18ALL" xlink:type="simple">18ALL</text:a>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Allen Lane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19ROC" xlink:type="simple">19ROC</text:a></text:p>
          </table:table-cell>
          <table:table-cell office:value-type="float" office:value="7871" calcext:value-type="float">
            <text:p>7871</text:p>
          </table:table-cell>
          <table:table-cell office:value-type="string" calcext:value-type="string">
            <text:p>Rocky River Resort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20LOS" xlink:type="simple">20LOS</text:a></text:p>
          </table:table-cell>
          <table:table-cell office:value-type="float" office:value="7950" calcext:value-type="float">
            <text:p>7950</text:p>
          </table:table-cell>
          <table:table-cell office:value-type="string" calcext:value-type="string">
            <text:p>Lost Canyon Resort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21ALM" xlink:type="simple">21ALM</text:a></text:p>
          </table:table-cell>
          <table:table-cell office:value-type="float" office:value="8029" calcext:value-type="float">
            <text:p>8029</text:p>
          </table:table-cell>
          <table:table-cell office:value-type="string" calcext:value-type="string">
            <text:p>Almont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22CRA" xlink:type="simple">22CRA</text:a></text:p>
          </table:table-cell>
          <table:table-cell office:value-type="float" office:value="7853" calcext:value-type="float">
            <text:p>7853</text:p>
          </table:table-cell>
          <table:table-cell office:value-type="string" calcext:value-type="string">
            <text:p>Cranor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23TRA" xlink:type="simple">23TRA</text:a></text:p>
          </table:table-cell>
          <table:table-cell office:value-type="float" office:value="7850" calcext:value-type="float">
            <text:p>7850</text:p>
          </table:table-cell>
          <table:table-cell office:value-type="string" calcext:value-type="string">
            <text:p>Trampe Ranch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24CAM" xlink:type="simple">24CAM</text:a></text:p>
          </table:table-cell>
          <table:table-cell office:value-type="float" office:value="7895" calcext:value-type="float">
            <text:p>7895</text:p>
          </table:table-cell>
          <table:table-cell office:value-type="string" calcext:value-type="string">
            <text:p>Castle Mountain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25MEA" xlink:type="simple">25MEA</text:a></text:p>
          </table:table-cell>
          <table:table-cell office:value-type="float" office:value="7660" calcext:value-type="float">
            <text:p>7660</text:p>
          </table:table-cell>
          <table:table-cell office:value-type="string" calcext:value-type="string">
            <text:p>Mear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26CRB" xlink:type="simple">26CRB</text:a></text:p>
          </table:table-cell>
          <table:table-cell office:value-type="float" office:value="7982" calcext:value-type="float">
            <text:p>7982</text:p>
          </table:table-cell>
          <table:table-cell office:value-type="string" calcext:value-type="string">
            <text:p>Cranor B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27CHR" xlink:type="simple">27CHR</text:a></text:p>
          </table:table-cell>
          <table:table-cell office:value-type="float" office:value="7806" calcext:value-type="float">
            <text:p>7806</text:p>
          </table:table-cell>
          <table:table-cell office:value-type="string" calcext:value-type="string">
            <text:p>Coldharbour Ranch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28TOM" xlink:type="simple">28TOM</text:a></text:p>
          </table:table-cell>
          <table:table-cell office:value-type="float" office:value="7774" calcext:value-type="float">
            <text:p>7774</text:p>
          </table:table-cell>
          <table:table-cell office:value-type="string" calcext:value-type="string">
            <text:p>Tomichi Height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29CAB" xlink:type="simple">29CAB</text:a></text:p>
          </table:table-cell>
          <table:table-cell office:value-type="float" office:value="8292" calcext:value-type="float">
            <text:p>8292</text:p>
          </table:table-cell>
          <table:table-cell office:value-type="string" calcext:value-type="string">
            <text:p>Castleton B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30HIN" xlink:type="simple">30HIN</text:a></text:p>
          </table:table-cell>
          <table:table-cell office:value-type="float" office:value="8159" calcext:value-type="float">
            <text:p>8159</text:p>
          </table:table-cell>
          <table:table-cell office:value-type="string" calcext:value-type="string">
            <text:p>Hinkel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31MIE" xlink:type="simple">31MIE</text:a></text:p>
          </table:table-cell>
          <table:table-cell office:value-type="float" office:value="8207" calcext:value-type="float">
            <text:p>8207</text:p>
          </table:table-cell>
          <table:table-cell office:value-type="string" calcext:value-type="string">
            <text:p>Lower Mill Creek South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32MID" xlink:type="simple">32MID</text:a></text:p>
          </table:table-cell>
          <table:table-cell office:value-type="float" office:value="8725" calcext:value-type="float">
            <text:p>8725</text:p>
          </table:table-cell>
          <table:table-cell office:value-type="string" calcext:value-type="string">
            <text:p>Mill Creek Trailhead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33MIF" xlink:type="simple">33MIF</text:a></text:p>
          </table:table-cell>
          <table:table-cell office:value-type="float" office:value="8238" calcext:value-type="float">
            <text:p>8238</text:p>
          </table:table-cell>
          <table:table-cell office:value-type="string" calcext:value-type="string">
            <text:p>Lower Mill Creek North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34DOS" xlink:type="simple">34DOS</text:a></text:p>
          </table:table-cell>
          <table:table-cell office:value-type="float" office:value="7617" calcext:value-type="float">
            <text:p>7617</text:p>
          </table:table-cell>
          <table:table-cell office:value-type="string" calcext:value-type="string">
            <text:p>Dos Rios</text:p>
          </table:table-cell>
        </table:table-row>
        <table:table-row table:style-name="ro1">
          <table:table-cell office:value-type="string" calcext:value-type="string">
            <text:p><text:a xlink:href="https://www.gunnisoncoldpooling.net/sensorInfo.php?sensor=35WMT" xlink:type="simple">35WMT</text:a></text:p>
          </table:table-cell>
          <table:table-cell office:value-type="float" office:value="8625" calcext:value-type="float">
            <text:p>8625</text:p>
          </table:table-cell>
          <table:table-cell office:value-type="string" calcext:value-type="string">
            <text:p>W Mountain</text:p>
          </table:table-cell>
        </table:table-row>
        <table:table-row table:style-name="ro2">
          <table:table-cell office:value-type="string" calcext:value-type="string">
            <text:p><text:a xlink:href="https://www.gunnisoncoldpooling.net/sensorInfo.php?sensor=36NEB" xlink:type="simple">36NEB</text:a></text:p>
          </table:table-cell>
          <table:table-cell office:value-type="float" office:value="7809" calcext:value-type="float">
            <text:p>7809</text:p>
          </table:table-cell>
          <table:table-cell office:value-type="string" calcext:value-type="string">
            <text:p>North Elk Meadows B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Zachary Treisman</meta:initial-creator>
    <meta:creation-date>2024-05-23T12:28:39.381777863</meta:creation-date>
    <dc:date>2024-05-23T12:29:19.943173828</dc:date>
    <dc:creator>Zachary Treisman</dc:creator>
    <meta:editing-duration>PT41S</meta:editing-duration>
    <meta:editing-cycles>1</meta:editing-cycles>
    <meta:document-statistic meta:table-count="1" meta:cell-count="111" meta:object-count="0"/>
    <meta:generator>LibreOffice/7.3.7.2$Linux_X86_64 LibreOffice_project/30$Build-2</meta:generator>
  </office:meta>
</office:document-meta>
</file>